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15" table:number-columns-repeated="240" table:default-cell-style-name="ce5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7</text:p>
          </table:table-cell>
          <table:table-cell table:style-name="ce2" table:number-columns-repeated="2"/>
          <table:table-cell table:style-name="ce2" office:value-type="string">
            <text:p>TST_BADATTR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NoHelp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ERR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Help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SyntaxError.php</text:p>
          </table:table-cell>
          <table:table-cell table:style-name="ce4" office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PHELP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parenthesi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noParenthesis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FUNC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parenthesi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no func(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EXISTSFUNC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 exist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testNoExistsReally():NOTEXISTSFUNC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INFD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t 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is_a("a"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INFD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t 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9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fdl.php</text:p>
          </table:table-cell>
          <table:table-cell table:style-name="ce4" office:value-type="string">
            <text:p>addLogMsg("a"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OTINFD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t i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0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tstGoodTest.php</text:p>
          </table:table-cell>
          <table:table-cell table:style-name="ce4" office:value-type="string">
            <text:p>tstOneArg():out</text:p>
          </table:table-cell>
          <table:table-cell table:style-name="ce4" table:number-columns-repeated="243"/>
        </table:table-row>
        <table:table-row table:style-name="ro1" table:number-rows-repeated="3">
          <table:table-cell table:style-name="ce4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1:58:52</dc:date>
    <dc:creator>Eric Brison</dc:creator>
    <meta:generator>LibreOffice/3.4$Linux LibreOffice_project/340m1$Build-402</meta:generator>
    <meta:editing-duration>P2DT17H18M49S</meta:editing-duration>
    <meta:editing-cycles>57</meta:editing-cycles>
    <meta:document-statistic meta:table-count="1" meta:cell-count="131" meta:object-count="0"/>
  </office:meta>
</office:document-meta>
</file>